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paragraph-rsid="00453534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35db3e" officeooo:paragraph-rsid="0045353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b2055" officeooo:paragraph-rsid="0045353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paragraph-rsid="002b54b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2b54bb" officeooo:paragraph-rsid="002b54bb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2ba4f1" officeooo:paragraph-rsid="002ba4f1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02039" officeooo:paragraph-rsid="0030203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officeooo:rsid="001c60af" officeooo:paragraph-rsid="002b54bb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officeooo:rsid="001d7075" officeooo:paragraph-rsid="002aec7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officeooo:rsid="001d7075" officeooo:paragraph-rsid="002aec71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2aec71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31fd2b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2cc2f9" officeooo:paragraph-rsid="002cc2f9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2ba4f1" officeooo:paragraph-rsid="002ba4f1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2f8a8f" officeooo:paragraph-rsid="002f8a8f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33b55f" officeooo:paragraph-rsid="0033b55f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3af8c6" officeooo:paragraph-rsid="003af8c6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3f1876" officeooo:paragraph-rsid="003f1876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406233" officeooo:paragraph-rsid="00406233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41f7a0" officeooo:paragraph-rsid="0041f7a0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44d28b" officeooo:paragraph-rsid="0044d28b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officeooo:rsid="003c9145" officeooo:paragraph-rsid="003c9145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paragraph-rsid="002e5caa"/>
    </style:style>
    <style:style style:name="T1" style:family="text">
      <style:text-properties officeooo:rsid="001c188a"/>
    </style:style>
    <style:style style:name="T2" style:family="text">
      <style:text-properties officeooo:rsid="0023c543"/>
    </style:style>
    <style:style style:name="T3" style:family="text">
      <style:text-properties officeooo:rsid="00292ea4"/>
    </style:style>
    <style:style style:name="T4" style:family="text">
      <style:text-properties officeooo:rsid="0031fd2b"/>
    </style:style>
    <style:style style:name="T5" style:family="text">
      <style:text-properties officeooo:rsid="001c60af"/>
    </style:style>
    <style:style style:name="T6" style:family="text">
      <style:text-properties officeooo:rsid="002b54bb"/>
    </style:style>
    <style:style style:name="T7" style:family="text">
      <style:text-properties officeooo:rsid="002e606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7075" style:font-weight-asian="bold" style:font-weight-complex="bold"/>
    </style:style>
    <style:style style:name="T10" style:family="text">
      <style:text-properties fo:font-weight="bold" officeooo:rsid="0044371c" style:font-weight-asian="bold" style:font-weight-complex="bold"/>
    </style:style>
    <style:style style:name="T11" style:family="text">
      <style:text-properties officeooo:rsid="001d7075"/>
    </style:style>
    <style:style style:name="T12" style:family="text">
      <style:text-properties officeooo:rsid="0033cb43"/>
    </style:style>
    <style:style style:name="T13" style:family="text">
      <style:text-properties officeooo:rsid="0034a2da"/>
    </style:style>
    <style:style style:name="T14" style:family="text">
      <style:text-properties officeooo:rsid="0035e56f"/>
    </style:style>
    <style:style style:name="T15" style:family="text">
      <style:text-properties officeooo:rsid="0036be09"/>
    </style:style>
    <style:style style:name="T16" style:family="text">
      <style:text-properties officeooo:rsid="00376a2e"/>
    </style:style>
    <style:style style:name="T17" style:family="text">
      <style:text-properties style:font-name="DejaVu Sans Condensed" fo:font-size="12pt" officeooo:rsid="002b54bb" style:font-size-asian="12pt" style:font-size-complex="12pt"/>
    </style:style>
    <style:style style:name="T18" style:family="text">
      <style:text-properties style:font-name="DejaVu Sans Condensed" fo:font-size="12pt" officeooo:rsid="00390133" style:font-size-asian="12pt" style:font-size-complex="12pt"/>
    </style:style>
    <style:style style:name="T19" style:family="text">
      <style:text-properties style:font-name="DejaVu Sans Condensed" fo:font-size="12pt" fo:font-weight="bold" officeooo:rsid="00390133" style:font-size-asian="12pt" style:font-weight-asian="bold" style:font-size-complex="12pt" style:font-weight-complex="bold"/>
    </style:style>
    <style:style style:name="T20" style:family="text">
      <style:text-properties officeooo:rsid="003df51b"/>
    </style:style>
    <style:style style:name="T21" style:family="text">
      <style:text-properties officeooo:rsid="00406233"/>
    </style:style>
    <style:style style:name="T22" style:family="text">
      <style:text-properties officeooo:rsid="00429961"/>
    </style:style>
    <style:style style:name="T23" style:family="text">
      <style:text-properties officeooo:rsid="0044371c"/>
    </style:style>
    <style:style style:name="T24" style:family="text">
      <style:text-properties officeooo:rsid="0044d28b"/>
    </style:style>
    <style:style style:name="T2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5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A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">6</text:span><text:span text:style-name="T3">0</text:span><text:span text:style-name="T2">1</text:span><text:span text:style-name="T1"> - </text:span>Notes, Quirks, and Trivia</text:p>
      <text:p text:style-name="P8"/>
      <text:p text:style-name="P4"><text:span text:style-name="T5">G</text:span><text:span text:style-name="T6">eneral </text:span><text:span text:style-name="T7">DCS h</text:span><text:span text:style-name="T6">elicopter combat</text:span></text:p>
      <text:list text:style-name="L1">
        <text:list-item>
          <text:p text:style-name="P9"><text:span text:style-name="T5">S</text:span>tay <text:span text:style-name="T8">under 15 m</text:span><text:span text:style-name="T10"> (50 ft)</text:span>, preferably under 10 m<text:span text:style-name="T23"> (33 ft)</text:span>, to avoid all SAMs.</text:p>
        </text:list-item>
        <text:list-item>
          <text:p text:style-name="P9">Don't get closer than about <text:span text:style-name="T8">4.5 km</text:span> to anything with guided missiles (e.g. tanks, APCs, IFVs).</text:p>
        </text:list-item>
        <text:list-item>
          <text:p text:style-name="P11"><text:span text:style-name="T11">Don't get closer than about </text:span><text:span text:style-name="T9">2.5 km</text:span><text:span text:style-name="T11"> to anything with a significant AAA gun (e.g. Shilka, Gepard, M163, etc.)</text:span></text:p>
        </text:list-item>
      </text:list>
      <text:p text:style-name="P10"/>
      <text:p text:style-name="P5"><text:span text:style-name="T11">A</text:span>pache-specific</text:p>
      <text:list text:style-name="L2">
        <text:list-item>
          <text:p text:style-name="P6">General crew responsibilites:</text:p>
          <text:list>
            <text:list-item>
              <text:p text:style-name="P6">CPG:</text:p>
              <text:list>
                <text:list-item>
                  <text:p text:style-name="P13">Designate and fire Hellfire missiles.</text:p>
                </text:list-item>
                <text:list-item>
                  <text:p text:style-name="P13">Designate targets for rockets, <text:span text:style-name="T13">while </text:span>PLT aims and fires.</text:p>
                </text:list-item>
                <text:list-item>
                  <text:p text:style-name="P14">Searching and acquiring, identifying, lasing, and storing targets or points of interest.</text:p>
                </text:list-item>
                <text:list-item>
                  <text:p text:style-name="P14">Update aircraft navigation and routing or direct-to point.</text:p>
                </text:list-item>
                <text:list-item>
                  <text:p text:style-name="P14">Tune radio frequencies.</text:p>
                </text:list-item>
                <text:list-item>
                  <text:p text:style-name="P14">Communication with other units and coordination with other CPGs on targets and areas of fire.</text:p>
                </text:list-item>
              </text:list>
            </text:list-item>
            <text:list-item>
              <text:p text:style-name="P6">PLT:</text:p>
              <text:list>
                <text:list-item>
                  <text:p text:style-name="P13">Aim and fire rockets, <text:span text:style-name="T12">while </text:span>CPG designates targets.</text:p>
                </text:list-item>
                <text:list-item>
                  <text:p text:style-name="P13">Aim and fire gun.</text:p>
                </text:list-item>
                <text:list-item>
                  <text:p text:style-name="P14">Fly to best position <text:span text:style-name="T14">the </text:span>CPG for using the sensors and weapons.</text:p>
                </text:list-item>
                <text:list-item>
                  <text:p text:style-name="P14">Maintain SA and tactical situation, maneuver as needed to keep sensors and weapons in limits.</text:p>
                </text:list-item>
                <text:list-item>
                  <text:p text:style-name="P14">Watch and secure immediate surroundings, use gun for pop-up threats.</text:p>
                </text:list-item>
              </text:list>
            </text:list-item>
          </text:list>
        </text:list-item>
        <text:list-item>
          <text:p text:style-name="P6">2-ship flights, the basic unit:</text:p>
          <text:list>
            <text:list-item>
              <text:p text:style-name="P14">Distance between aircraft may be as little as 2-5 rotor discs or as much as a kilometer or more.</text:p>
            </text:list-item>
            <text:list-item>
              <text:p text:style-name="P14">Aircraft should be close enough to be mutually supporting.</text:p>
            </text:list-item>
            <text:list-item>
              <text:p text:style-name="P14">"<text:span text:style-name="T8">Combat Cruise</text:span>" formation is echelon, with enough room to allow Lead to maneuver freely.</text:p>
            </text:list-item>
            <text:list-item>
              <text:p text:style-name="P14">"<text:span text:style-name="T8">Combat Spread</text:span>" formation is line-abreast.</text:p>
            </text:list-item>
          </text:list>
        </text:list-item>
        <text:list-item>
          <text:p text:style-name="P6">Terrain flight modes:</text:p>
          <text:list>
            <text:list-item>
              <text:p text:style-name="P14"><text:span text:style-name="T8">NOE</text:span> (Nap Of the Earth) -- Less than 25 ft above highest obstacle. <text:s/>Use <text:span text:style-name="T8">Bounding Overwatch</text:span>, don't go further than your suppression weapon<text:span text:style-name="T15"> (usually the gun)</text:span> can cover.</text:p>
            </text:list-item>
            <text:list-item>
              <text:p text:style-name="P14"><text:span text:style-name="T8">Contour</text:span> -- 25 to 80 ft above highest obstacle. <text:s/>Use <text:span text:style-name="T8">Traveling Overwatch</text:span> and <text:span text:style-name="T8">Combat Cruise</text:span> formation.</text:p>
            </text:list-item>
            <text:list-item>
              <text:p text:style-name="P14"><text:span text:style-name="T8">Low-level</text:span> -- 80 to 200 ft above highest obstacle, usually level high-speed flight.</text:p>
            </text:list-item>
          </text:list>
        </text:list-item>
        <text:list-item>
          <text:p text:style-name="P7">Trimming modes:</text:p>
          <text:list>
            <text:list-item>
              <text:p text:style-name="P15">Use <text:span text:style-name="T8">"nose-to-tail" trim</text:span> (velocity vector in line with aircraft centerline) for NOE flying. <text:s/>This keeps your profile as narrow as possible, reducing risk of tree strikes.<text:span text:style-name="T16"> <text:s/>Also used for landing at touchdown.</text:span></text:p>
            </text:list-item>
            <text:list-item>
              <text:p text:style-name="P15">Use <text:span text:style-name="T8">"aerodynamic" trim</text:span> (centered ball) for rocket attacks for better accuracy (so the rockets don't have a crosswind coming out of the tubes), and landing approach.</text:p>
            </text:list-item>
          </text:list>
        </text:list-item>
        <text:list-item>
          <text:p text:style-name="P23"><text:span text:style-name="T17">The </text:span><text:span text:style-name="T19">KU</text:span><text:span text:style-name="T18"> (K</text:span><text:span text:style-name="T17">eyboard </text:span><text:span text:style-name="T18">U</text:span><text:span text:style-name="T17">nit</text:span><text:span text:style-name="T18">)</text:span><text:span text:style-name="T17"> can be used as a calculator with *, /, +, and - buttons, and = (ENTER).</text:span></text:p>
        </text:list-item>
        <text:list-item>
          <text:p text:style-name="P12"><text:span text:style-name="T4">"</text:span><text:bookmark text:name="page527R_mcid6"/>It should also be noted that if the CPG uses the TEDAC LHG WAS, only the<text:span text:style-name="T4"> </text:span>CPG’s TEDAC LHG trigger will be active; accordingly, if the CPG uses the cyclic<text:span text:style-name="T4"> </text:span>WAS, only the CPG’s cyclic trigger will be active.<text:span text:style-name="T4">"</text:span></text:p>
          <text:list>
            <text:list-item>
              <text:p text:style-name="P16">Needs verification...</text:p>
            </text:list-item>
          </text:list>
        </text:list-item>
        <text:list-item>
          <text:p text:style-name="P17">Exclusive controls:</text:p>
          <text:list>
            <text:list-item>
              <text:p text:style-name="P17">Back seat:</text:p>
              <text:list>
                <text:list-item>
                  <text:p text:style-name="P17">External lighting.</text:p>
                </text:list-item>
                <text:list-item>
                  <text:p text:style-name="P17">CMWS.</text:p>
                </text:list-item>
                <text:list-item>
                  <text:p text:style-name="P17">Engine and APU start switches.</text:p>
                </text:list-item>
                <text:list-item>
                  <text:p text:style-name="P17">Rotor brake.</text:p>
                </text:list-item>
                <text:list-item>
                  <text:p text:style-name="P17">Battery switch.</text:p>
                </text:list-item>
                <text:list-item>
                  <text:p text:style-name="P18">Parking brake.</text:p>
                </text:list-item>
                <text:list-item>
                  <text:p text:style-name="P19">Rear/middle windshield wiper controls.</text:p>
                </text:list-item>
                <text:list-item>
                  <text:p text:style-name="P20"><text:span text:style-name="T24">Free (o</text:span>utside<text:span text:style-name="T24">)</text:span> air temperature<text:span text:style-name="T22"> backup</text:span> (thermometer on left cockpit wall)<text:span text:style-name="T22"> (Free Air Temperature can be seen on any MFD in the A/C -&gt; UTIL page)</text:span></text:p>
                </text:list-item>
                <text:list-item>
                  <text:p text:style-name="P21">Backup flight instruments (SAI, airspeed, altitude)</text:p>
                </text:list-item>
              </text:list>
            </text:list-item>
            <text:list-item>
              <text:p text:style-name="P17">Front seat:</text:p>
              <text:list>
                <text:list-item>
                  <text:p text:style-name="P17">TADS display and associated controls.</text:p>
                </text:list-item>
                <text:list-item>
                  <text:p text:style-name="P17"><text:span text:style-name="T21">Front w</text:span>indshield wiper controls.</text:p>
                </text:list-item>
                <text:list-item>
                  <text:p text:style-name="P22">Display processor selector switch (not used in game)<text:span text:style-name="T20">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07T15:21:09.417000000</dc:date>
    <meta:editing-duration>PT5H21M29S</meta:editing-duration>
    <meta:editing-cycles>5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6" meta:word-count="538" meta:character-count="3021" meta:non-whitespace-character-count="2582"/>
  </office:meta>
</office:document-meta>
</file>